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92065830344478" calcext:value-type="float">
            <text:p>0.792065830344478</text:p>
          </table:table-cell>
          <table:table-cell office:value-type="float" office:value="0.839559262104667" calcext:value-type="float">
            <text:p>0.8395592621046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8955051176114" calcext:value-type="float">
            <text:p>0.668955051176114</text:p>
          </table:table-cell>
          <table:table-cell office:value-type="float" office:value="0.743823921589388" calcext:value-type="float">
            <text:p>0.7438239215893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69692534156981" calcext:value-type="float">
            <text:p>0.569692534156981</text:p>
          </table:table-cell>
          <table:table-cell office:value-type="float" office:value="0.652507510245478" calcext:value-type="float">
            <text:p>0.652507510245478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07806948477552" calcext:value-type="float">
            <text:p>0.507806948477552</text:p>
          </table:table-cell>
          <table:table-cell office:value-type="float" office:value="0.577291702800198" calcext:value-type="float">
            <text:p>0.57729170280019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7025502798147" calcext:value-type="float">
            <text:p>0.787025502798147</text:p>
          </table:table-cell>
          <table:table-cell office:value-type="float" office:value="0.838457550730165" calcext:value-type="float">
            <text:p>0.83845755073016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46223023257161" calcext:value-type="float">
            <text:p>0.646223023257161</text:p>
          </table:table-cell>
          <table:table-cell office:value-type="float" office:value="0.721582914484749" calcext:value-type="float">
            <text:p>0.72158291448474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56504387920123" calcext:value-type="float">
            <text:p>0.656504387920123</text:p>
          </table:table-cell>
          <table:table-cell office:value-type="float" office:value="0.726363688308503" calcext:value-type="float">
            <text:p>0.7263636883085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99975482151785" calcext:value-type="float">
            <text:p>0.799975482151785</text:p>
          </table:table-cell>
          <table:table-cell office:value-type="float" office:value="0.842560097202287" calcext:value-type="float">
            <text:p>0.84256009720228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03103992830608" calcext:value-type="float">
            <text:p>0.503103992830608</text:p>
          </table:table-cell>
          <table:table-cell office:value-type="float" office:value="0.569431370889775" calcext:value-type="float">
            <text:p>0.5694313708897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7684072489758" calcext:value-type="float">
            <text:p>0.787684072489758</text:p>
          </table:table-cell>
          <table:table-cell office:value-type="float" office:value="0.83087211735704" calcext:value-type="float">
            <text:p>0.8308721173570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42264187186755" calcext:value-type="float">
            <text:p>0.642264187186755</text:p>
          </table:table-cell>
          <table:table-cell office:value-type="float" office:value="0.717943154953277" calcext:value-type="float">
            <text:p>0.71794315495327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804685833704627" calcext:value-type="float">
            <text:p>0.804685833704627</text:p>
          </table:table-cell>
          <table:table-cell office:value-type="float" office:value="0.844108569152264" calcext:value-type="float">
            <text:p>0.84410856915226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0034378599044" calcext:value-type="float">
            <text:p>0.80034378599044</text:p>
          </table:table-cell>
          <table:table-cell office:value-type="float" office:value="0.845086061426748" calcext:value-type="float">
            <text:p>0.84508606142674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97658280992875" calcext:value-type="float">
            <text:p>0.497658280992875</text:p>
          </table:table-cell>
          <table:table-cell office:value-type="float" office:value="0.568357917269668" calcext:value-type="float">
            <text:p>0.56835791726966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9785676871031" calcext:value-type="float">
            <text:p>0.79785676871031</text:p>
          </table:table-cell>
          <table:table-cell table:style-name="ce3" office:value-type="float" office:value="0.846715307442803" calcext:value-type="float">
            <text:p>0.8467153074428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83002989763912" calcext:value-type="float">
            <text:p>0.783002989763912</text:p>
          </table:table-cell>
          <table:table-cell office:value-type="float" office:value="0.832512308386078" calcext:value-type="float">
            <text:p>0.83251230838607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17])" office:value-type="float" office:value="0.804685833704627" calcext:value-type="float">
            <text:p>0.804685833704627</text:p>
          </table:table-cell>
          <table:table-cell table:style-name="Default" table:formula="of:=MAX([.G2:.G17])" office:value-type="float" office:value="0.846715307442803" calcext:value-type="float">
            <text:p>0.846715307442803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4:18:52.638147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4:19:01.635234118</dc:date>
    <meta:editing-duration>PT46S</meta:editing-duration>
    <meta:editing-cycles>2</meta:editing-cycles>
    <meta:generator>LibreOffice/6.0.7.3$Linux_X86_64 LibreOffice_project/00m0$Build-3</meta:generator>
    <meta:document-statistic meta:table-count="1" meta:cell-count="171" meta:object-count="0"/>
  </office:meta>
</office:document-meta>
</file>